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T1" style:family="text">
      <style:text-properties fo:language="fr" fo:country="F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AQ: Foire Aux Questions</text:h>
      <text:h text:style-name="Heading_20_4" text:outline-level="4"><text:span text:style-name="T1">Veuillez lire la version en ligne de la FAQ: </text:span><text:a xlink:type="simple" xlink:href="http://fr.clamwin.com/content/category/3/7/27/"><text:span text:style-name="T1">http://fr.clamwin.com/content/category/3/7/27/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4-04-26T21:53:29</meta:creation-date>
    <dc:creator>Dylan</dc:creator>
    <dc:date>2007-07-04T02:42:16</dc:date>
    <dc:language>en-GB</dc:language>
    <meta:editing-cycles>44</meta:editing-cycles>
    <meta:editing-duration>PT2H2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0" meta:character-count="115"/>
  </office:meta>
</office:document-meta>
</file>